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Mono PS" fo:font-size="10pt" style:font-size-asian="10pt" style:font-size-complex="10pt"/>
    </style:style>
    <style:style style:name="T1" style:family="text">
      <style:text-properties officeooo:rsid="0004a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""</text:p>
      <text:p text:style-name="P1">template.py</text:p>
      <text:p text:style-name="P1"/>
      <text:p text:style-name="P1">Dieses Programm tut nichts ausser ein schwarzes Fenster anzeigen. Du kannst es als Startpunkt für eigene grafische Programme verwenden.</text:p>
      <text:p text:style-name="P1">"""</text:p>
      <text:p text:style-name="P1"/>
      <text:p text:style-name="P1">from graphics2d import *</text:p>
      <text:p text:style-name="P1"/>
      <text:p text:style-name="P1"># Diese Konstanten legen die Grösse des Grafikfensters fest</text:p>
      <text:p text:style-name="P1">WIDTH = 500</text:p>
      <text:p text:style-name="P1">HEIGHT = 500</text:p>
      <text:p text:style-name="P1"/>
      <text:p text:style-name="P1"># Wenn ALWAYS_REDRAW True ist (Default), dann wird das ganze Fenster in jedem<text:line-break/><text:span text:style-name="T1"># </text:span>Frame mit draw() neu gezeichnet. Ansonsten musst du request_redraw() aufrufen,<text:line-break/><text:span text:style-name="T1">#</text:span> wenn du in einem Frame Änderungen machst, welche ein Neuzeichnen mittels<text:line-break/><text:span text:style-name="T1">#</text:span> draw() nötig machen.<text:line-break/>#ALWAYS_REDRAW = False</text:p>
      <text:p text:style-name="P1"/>
      <text:p text:style-name="P1"># Legt die maximale Framerate fest. Default ist 60.</text:p>
      <text:p text:style-name="P1">#MAX_FPS = 120</text:p>
      <text:p text:style-name="P1"/>
      <text:p text:style-name="P1"># Legt fest, ob das Fenster im Fullscreen-Modus geöffnet wird. Default ist False.</text:p>
      <text:p text:style-name="P1">#FULLSCREEN = True</text:p>
      <text:p text:style-name="P1"/>
      <text:p text:style-name="P1"># Legt fest, ob die Grösse des Fensters vom Benutzer verändert werden kann.<text:line-break/><text:span text:style-name="T1">#</text:span> Default ist False.</text:p>
      <text:p text:style-name="P1">#RESIZABLE = True</text:p>
      <text:p text:style-name="P1"/>
      <text:p text:style-name="P1"/>
      <text:p text:style-name="P1">def draw():</text:p>
      <text:p text:style-name="P1"><text:s text:c="4"/># Wird aufgerufen, um den Inhalt des Grafikfensters neu zu zeichnen</text:p>
      <text:p text:style-name="P1"><text:s text:c="4"/>pass</text:p>
      <text:p text:style-name="P1"/>
      <text:p text:style-name="P1">def update(dt):</text:p>
      <text:p text:style-name="P1"><text:s text:c="4"/># Wird so oft wie möglich aufgerufen, aber maximal MAX_FPS mal pro Sekunde.<text:line-break/> <text:s text:c="3"/><text:span text:style-name="T1">#</text:span> dt gibt die Anzahl Millisekunden seit dem letzten Aufruf an. <text:s text:c="3"/></text:p>
      <text:p text:style-name="P1"><text:s text:c="4"/>pass</text:p>
      <text:p text:style-name="P1"/>
      <text:p text:style-name="P1">def input(event): <text:s text:c="3"/></text:p>
      <text:p text:style-name="P1"><text:s text:c="4"/># Wird aufgerufen, wenn ein Ereignis (z.B. ein Mausklick oder ein<text:line-break/> <text:s text:c="3"/><text:span text:style-name="T1">#</text:span> Tastendruck) vorliegt</text:p>
      <text:p text:style-name="P1"><text:s text:c="4"/>pass <text:s text:c="3"/></text:p>
      <text:p text:style-name="P1"/>
      <text:p text:style-name="P1">def ready():</text:p>
      <text:p text:style-name="P1"><text:s text:c="4"/># Wird aufgerufen, wenn das Grafik-Framework bereit ist, unmittelbar vor<text:line-break/> <text:s text:c="3"/><text:span text:style-name="T1">#</text:span> dem Start der Event Loop. <text:s text:c="3"/></text:p>
      <text:p text:style-name="P1"><text:s text:c="4"/>set_window_title("Langweiliges schwarzes Fenster")</text:p>
      <text:p text:style-name="P1"/>
      <text:p text:style-name="P1">def resized(new_width, new_height):</text:p>
      <text:p text:style-name="P1"><text:s text:c="4"/># Wird aufgerufen, wenn die Grösse des Grafikfensters verändert wird</text:p>
      <text:p text:style-name="P1"><text:s text:c="4"/>pass</text:p>
      <text:p text:style-name="P1"/>
      <text:p text:style-name="P1">def exit():</text:p>
      <text:p text:style-name="P1"><text:s text:c="4"/># Wird aufgerufen, bevor die Applikation beendet wird.</text:p>
      <text:p text:style-name="P1"><text:s text:c="4"/>pass</text:p>
      <text:p text:style-name="P1"/>
      <text:p text:style-name="P1"># Startet das Grafikprogramm.</text:p>
      <text:p text:style-name="P1">go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scal Schuppli</meta:initial-creator>
    <meta:creation-date>2024-11-14T15:46:44.947084968</meta:creation-date>
    <dc:date>2024-11-14T15:49:38.813386524</dc:date>
    <dc:creator>Pascal Schuppli</dc:creator>
    <meta:editing-duration>PT2M54S</meta:editing-duration>
    <meta:editing-cycles>1</meta:editing-cycles>
    <meta:document-statistic meta:table-count="0" meta:image-count="0" meta:object-count="0" meta:page-count="1" meta:paragraph-count="35" meta:word-count="241" meta:character-count="1610" meta:non-whitespace-character-count="1328"/>
    <meta:generator>LibreOffice/6.4.7.2$Linux_X86_64 LibreOffice_project/40$Build-2</meta:generator>
  </office:meta>
</office:document-meta>
</file>